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marker-start="Arrow" draw:marker-start-width="0.3cm" draw:marker-end="Square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MingLan_Code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family="MingLan_Code" style:font-pitch="variable" style:font-family-asian="MingLan_Code" style:font-pitch-asian="variable"/>
    </style:style>
    <style:style style:name="P5" style:family="paragraph">
      <style:paragraph-properties fo:text-align="start"/>
      <style:text-properties fo:font-family="MingLan_Code" style:font-pitch="variable" fo:font-size="24pt" style:font-family-asian="MingLan_Code" style:font-pitch-asian="variable" style:font-size-asian="24pt" style:font-size-complex="24pt"/>
    </style:style>
    <style:style style:name="P6" style:family="paragraph">
      <style:paragraph-properties fo:text-align="start"/>
      <style:text-properties fo:font-family="MingLan_Code" style:font-pitch="variable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start"/>
      <style:text-properties fo:font-family="MingLan_Code" style:font-pitch="variable" fo:font-size="24pt" fo:font-weight="bold" style:font-family-asian="MingLan_Code" style:font-pitch-asian="variable" style:font-size-asian="24pt" style:font-weight-asian="bold" style:font-size-complex="24pt" style:font-weight-complex="bold"/>
    </style:style>
    <style:style style:name="P8" style:family="paragraph">
      <style:text-properties fo:font-family="MingLan_Code" style:font-pitch="variable" style:font-family-asian="MingLan_Code" style:font-pitch-asian="variable"/>
    </style:style>
    <style:style style:name="P9" style:family="paragraph">
      <style:text-properties fo:font-family="MingLan" style:font-pitch="variable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start"/>
      <style:text-properties fo:font-family="MingLan_Code" style:font-pitch="variable" style:font-family-asian="MingLan_Code" style:font-pitch-asian="variable"/>
    </style:style>
    <style:style style:name="T1" style:family="text">
      <style:text-properties fo:font-family="MingLan_Code" style:font-pitch="variable" fo:font-size="24pt" style:font-size-asian="24pt" style:font-size-complex="24pt"/>
    </style:style>
    <style:style style:name="T2" style:family="text">
      <style:text-properties fo:font-family="MingLan_Code" style:font-pitch="variable" fo:font-size="24pt" style:font-family-asian="MingLan_Code" style:font-pitch-asian="variable" style:font-size-asian="24pt" style:font-size-complex="24pt"/>
    </style:style>
    <style:style style:name="T3" style:family="text">
      <style:text-properties fo:font-family="MingLan_Code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font-family="MingLan_Code" style:font-pitch="variable" fo:font-size="24pt" style:font-family-asian="MingLan_Code" style:font-pitch-asian="variable" style:font-size-asian="24pt" style:font-size-complex="24pt"/>
    </style:style>
    <style:style style:name="T5" style:family="text">
      <style:text-properties fo:font-family="MingLan_Code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MingLan_Code" style:font-pitch="variable" fo:font-size="24pt" fo:font-weight="normal" style:font-family-asian="MingLan_Code" style:font-pitch-asian="variable" style:font-size-asian="24pt" style:font-weight-asian="normal" style:font-size-complex="24pt" style:font-weight-complex="normal"/>
    </style:style>
    <style:style style:name="T7" style:family="text">
      <style:text-properties fo:font-family="MingLan_Code" style:font-pitch="variable" fo:font-size="24pt" style:text-underline-style="solid" style:text-underline-width="auto" style:text-underline-color="font-color" fo:font-weight="bold" style:font-family-asian="MingLan_Code" style:font-pitch-asian="variable" style:font-size-asian="24pt" style:font-weight-asian="bold" style:font-size-complex="24pt" style:font-weight-complex="bold"/>
    </style:style>
    <style:style style:name="T8" style:family="text">
      <style:text-properties fo:font-family="MingLan_Code" style:font-pitch="variable" style:font-family-asian="MingLan_Code" style:font-pitch-asian="variable"/>
    </style:style>
    <style:style style:name="T9" style:family="text">
      <style:text-properties fo:font-family="MingLan" style:font-pitch="variable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family="MingLan_Code" style:font-style-name="Regular" style:font-family-asian="MingLan_Code" style:font-style-name-asian="Regular" style:font-family-complex="MingLan_Code" style:font-style-name-complex="Regular"/>
    </style:style>
    <style:style style:name="T11" style:family="text">
      <style:text-properties fo:font-family="MingLan_Code" style:font-pitch="variable" style:font-family-asian="MingLan_Code" style:font-style-name-asian="Regular" style:font-family-complex="MingLan_Code" style:font-style-name-complex="Regular"/>
    </style:style>
    <style:style style:name="T12" style:family="text">
      <style:text-properties fo:font-family="MingLan_Code" style:font-pitch="variable" fo:font-size="24pt" style:font-family-asian="MingLan_Code" style:font-pitch-asian="variabl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1.905cm" svg:x="2.27cm" svg:y="3.575cm">
          <text:p text:style-name="P1"><text:span text:style-name="T1">2011n9y5r,dagonggaocheng la!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43cm" svg:y1="6.15cm" svg:x2="14.335cm" svg:y2="6.15cm">
          <text:p/>
        </draw:line>
        <draw:line draw:style-name="gr3" draw:text-style-name="P3" draw:layer="layout" svg:x1="6.715cm" svg:y1="6.785cm" svg:x2="13.065cm" svg:y2="6.785cm">
          <text:p/>
        </draw:line>
        <draw:custom-shape draw:style-name="gr4" draw:text-style-name="P5" draw:layer="layout" svg:width="3.81cm" svg:height="1.905cm" svg:x="2.27cm" svg:y="8.92cm">
          <text:p text:style-name="P4"><text:span text:style-name="T2">2011</text:span><text:span text:style-name="T2">年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073cm" svg:height="1.905cm" svg:x="6.756cm" svg:y="8.92cm">
          <text:p text:style-name="P1"><text:span text:style-name="T1">dagonggaocheng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74cm" svg:height="1.905cm" svg:x="6.181cm" svg:y="8.92cm">
          <text:p text:style-name="P1"><text:span text:style-name="T1">,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05cm" svg:height="1.905cm" svg:x="12.965cm" svg:y="8.92cm">
          <text:p text:style-name="P1"><text:span text:style-name="T1"><text:s/></text:span><text:span text:style-name="T1">la!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2.54cm" svg:x="2.27cm" svg:y="11.46cm">
          <text:p text:style-name="P1"><text:span text:style-name="T3">1. 2011</text:span></text:p>
          <text:p text:style-name="P1"><text:span text:style-name="T1">2. </text:span><text:span text:style-name="T4">二〇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474cm" svg:height="1.309cm" svg:x="6.181cm" svg:y="11.421cm">
          <text:p text:style-name="P1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073cm" svg:height="3.519cm" svg:x="6.757cm" svg:y="11.421cm">
          <text:p text:style-name="P1"><text:span text:style-name="T6">1. </text:span><text:span text:style-name="T6">大功告成</text:span></text:p>
          <text:p text:style-name="P1"><text:span text:style-name="T7">2. </text:span><text:span text:style-name="T7">打工</text:span></text:p>
          <text:p text:style-name="P1"><text:span text:style-name="T6">3. </text:span><text:span text:style-name="T6">大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175cm" svg:height="1.27cm" svg:x="2.27cm" svg:y="2.205cm">
          <draw:text-box>
            <text:p><text:span text:style-name="T8">输入串</text:span></text:p>
          </draw:text-box>
        </draw:frame>
        <draw:frame draw:style-name="gr7" draw:text-style-name="P9" draw:layer="layout" svg:width="4.445cm" svg:height="1.27cm" svg:x="21.955cm" svg:y="1.635cm">
          <draw:text-box>
            <text:p><text:span text:style-name="T9">Context</text:span></text:p>
          </draw:text-box>
        </draw:frame>
        <draw:frame draw:style-name="gr8" draw:text-style-name="P8" draw:layer="layout" svg:width="10.16cm" svg:height="1.905cm" svg:x="16.24cm" svg:y="5.48cm">
          <draw:text-box>
            <text:p><text:span text:style-name="T8">向左移動插入點移至選詞光標處</text:span><text:span text:style-name="T8"><text:line-break/></text:span><text:span text:style-name="T8">則選詞光標前移至前一段首</text:span></text:p>
          </draw:text-box>
        </draw:frame>
        <draw:frame draw:style-name="gr7" draw:text-style-name="P8" draw:layer="layout" svg:width="4.445cm" svg:height="1.27cm" svg:x="2.27cm" svg:y="7.52cm">
          <draw:text-box>
            <text:p><text:span text:style-name="T8">已完成段</text:span><text:span text:style-name="T10">×</text:span><text:span text:style-name="T11">2</text:span></text:p>
          </draw:text-box>
        </draw:frame>
        <draw:frame draw:style-name="gr7" draw:text-style-name="P8" draw:layer="layout" svg:width="4.445cm" svg:height="1.27cm" svg:x="7.35cm" svg:y="7.52cm">
          <draw:text-box>
            <text:p><text:span text:style-name="T8">當前段</text:span></text:p>
          </draw:text-box>
        </draw:frame>
        <draw:frame draw:style-name="gr7" draw:text-style-name="P8" draw:layer="layout" svg:width="4.445cm" svg:height="1.27cm" svg:x="13.065cm" svg:y="7.52cm">
          <draw:text-box>
            <text:p><text:span text:style-name="T8">未分段的輸入</text:span></text:p>
          </draw:text-box>
        </draw:frame>
        <draw:frame draw:style-name="gr7" draw:text-style-name="P8" draw:layer="layout" svg:width="9.525cm" svg:height="1.27cm" svg:x="13.7cm" svg:y="11.765cm">
          <draw:text-box>
            <text:p><text:span text:style-name="T8">粗體字為已選中或高亮的候選</text:span></text:p>
          </draw:text-box>
        </draw:frame>
        <draw:custom-shape draw:style-name="gr4" draw:text-style-name="P2" draw:layer="layout" svg:width="3.81cm" svg:height="1.905cm" svg:x="2.27cm" svg:y="18.04cm">
          <text:p text:style-name="P10"><text:span text:style-name="T12">2011</text:span><text:span text:style-name="T12">年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499cm" svg:height="1.905cm" svg:x="6.756cm" svg:y="18.04cm">
          <text:p text:style-name="P4"><text:span text:style-name="T2">打工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74cm" svg:height="1.905cm" svg:x="6.181cm" svg:y="18.04cm">
          <text:p text:style-name="P1"><text:span text:style-name="T1">,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05cm" svg:height="1.905cm" svg:x="13.065cm" svg:y="18.04cm">
          <text:p text:style-name="P1"><text:span text:style-name="T1"><text:s/></text:span><text:span text:style-name="T1">la!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445cm" svg:height="1.27cm" svg:x="2.27cm" svg:y="16.64cm">
          <draw:text-box>
            <text:p><text:span text:style-name="T8">已完成段</text:span><text:span text:style-name="T10">×</text:span><text:span text:style-name="T11">2</text:span></text:p>
          </draw:text-box>
        </draw:frame>
        <draw:frame draw:style-name="gr7" draw:text-style-name="P8" draw:layer="layout" svg:width="3.34cm" svg:height="1.27cm" svg:x="6.55cm" svg:y="16.64cm">
          <draw:text-box>
            <text:p><text:span text:style-name="T8">已確認段</text:span></text:p>
          </draw:text-box>
        </draw:frame>
        <draw:frame draw:style-name="gr7" draw:text-style-name="P8" draw:layer="layout" svg:width="4.445cm" svg:height="1.27cm" svg:x="13.065cm" svg:y="16.64cm">
          <draw:text-box>
            <text:p><text:span text:style-name="T8">未分段的輸入</text:span></text:p>
          </draw:text-box>
        </draw:frame>
        <draw:custom-shape draw:style-name="gr5" draw:text-style-name="P2" draw:layer="layout" svg:width="3.575cm" svg:height="1.905cm" svg:x="9.355cm" svg:y="18.041cm">
          <text:p text:style-name="P1"><text:span text:style-name="T1">gaocheng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975cm" svg:height="1.27cm" svg:x="9.99cm" svg:y="16.64cm">
          <draw:text-box>
            <text:p><text:span text:style-name="T8">當前段</text:span></text:p>
          </draw:text-box>
        </draw:frame>
        <draw:line draw:style-name="gr3" draw:text-style-name="P3" draw:layer="layout" svg:x1="9.355cm" svg:y1="16.005cm" svg:x2="6.815cm" svg:y2="16.0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otem </meta:initial-creator>
    <meta:creation-date>2011-05-26T18:42:53</meta:creation-date>
    <dc:date>2011-05-28T10:44:55</dc:date>
    <dc:creator>lotem </dc:creator>
    <meta:editing-duration>PT37M14S</meta:editing-duration>
    <meta:editing-cycles>7</meta:editing-cycles>
    <meta:generator>LibreOffice/3.3$Linux LibreOffice_project/330m19$Build-202</meta:generator>
    <meta:document-statistic meta:object-count="27"/>
  </office:meta>
</office:document-meta>
</file>